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e994" draw:textarea-horizontal-align="justify" draw:textarea-vertical-align="middle" draw:auto-grow-height="false" fo:min-height="3.25cm" fo:min-width="3cm"/>
      <style:paragraph-properties style:writing-mode="lr-tb"/>
    </style:style>
    <style:style style:name="gr2" style:family="graphic" style:parent-style-name="standard">
      <style:graphic-properties draw:fill-color="#afd095" draw:opacity="75%" draw:textarea-horizontal-align="justify" draw:textarea-vertical-align="middle" draw:auto-grow-height="false" fo:min-height="3.25cm" fo:min-width="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e994"/>
      <style:paragraph-properties fo:text-align="center" style:writing-mode="lr-tb"/>
    </style:style>
    <style:style style:name="P3" style:family="paragraph">
      <loext:graphic-properties draw:fill-color="#afd095" draw:opacity="75%"/>
      <style:paragraph-properties fo:text-align="center" style:writing-mode="lr-tb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5cm" svg:height="4.95cm" svg:x="2.849cm" svg:y="0cm">
          <text:p text:style-name="P1">writer</text:p>
          <text:p text:style-name="P1">(W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5cm" svg:height="3.5cm" svg:x="0.5cm" svg:y="0.75cm">
          <text:p text:style-name="P1">skilled</text:p>
          <text:p text:style-name="P1">(<text:span text:style-name="T1">φ</text:span>)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454cm" svg:height="0.725cm" svg:x="2.85cm" svg:y="2.394cm">
          <draw:text-box>
            <text:p text:style-name="P4"><text:span text:style-name="T2">φ</text:span><text:span text:style-name="T3">(W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8cm" fo:page-height="4.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1:24:56.803439459</meta:creation-date>
    <dc:date>2022-11-22T12:16:42.816920488</dc:date>
    <meta:editing-duration>PT11M9S</meta:editing-duration>
    <meta:editing-cycles>4</meta:editing-cycles>
    <meta:generator>LibreOffice/7.4.2.3$Linux_X86_64 LibreOffice_project/22949782292d40bc0751a2b0b2cf40927460a4f8</meta:generator>
    <meta:document-statistic meta:object-count="3"/>
  </office:meta>
</office:document-meta>
</file>